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424cm" fo:margin-left="0cm" fo:margin-right="-0.021cm" table:align="margins" fo:keep-with-next="auto" style:may-break-between-rows="false"/>
    </style:style>
    <style:style style:name="Tableau1.A" style:family="table-column">
      <style:table-column-properties style:column-width="4.81cm" style:rel-column-width="17109*"/>
    </style:style>
    <style:style style:name="Tableau1.B" style:family="table-column">
      <style:table-column-properties style:column-width="13.614cm" style:rel-column-width="48426*"/>
    </style:style>
    <style:style style:name="Tableau1.1" style:family="table-row">
      <style:table-row-properties style:row-height="0.55cm" style:keep-together="false" fo:keep-together="always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master-page-name="">
      <style:paragraph-properties fo:keep-together="auto" style:page-number="auto" fo:keep-with-next="auto">
        <style:tab-stops>
          <style:tab-stop style:position="9.393cm"/>
        </style:tab-stops>
      </style:paragraph-properties>
      <style:text-properties style:font-name="Arial" fo:font-size="6pt" fo:font-style="normal" style:font-size-asian="6pt" style:font-style-asian="normal" style:font-size-complex="6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>%=SIGNATURE_NOM_CAISS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42cm" fo:margin-right="1.1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11-11T11:48:30</dc:date>
    <meta:editing-cycles>39</meta:editing-cycles>
    <meta:editing-duration>PT45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" meta:word-count="3" meta:character-count="24"/>
  </office:meta>
</office:document-meta>
</file>